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80000010267948551A252DA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406cm" svg:stroke-color="#ff860d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406cm" svg:stroke-color="#1e6a39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406cm" svg:stroke-color="#1e6a39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width="0.406cm" svg:stroke-color="#ed4c05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solid" svg:stroke-width="0.406cm" svg:stroke-color="#e6e905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406cm" svg:stroke-color="#e6e905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406cm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solid" svg:stroke-width="0.406cm" draw:textarea-horizontal-align="center" draw:textarea-vertical-align="middle" fo:padding-top="0.203cm" fo:padding-bottom="0.203cm" fo:padding-left="0.203cm" fo:padding-right="0.20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1" draw:name="Forma1" draw:style-name="gr7" draw:text-style-name="P1" svg:x1="0.688cm" svg:y1="2.224cm" svg:x2="15.598cm" svg:y2="12.342cm"><text:p/></draw:line><draw:line text:anchor-type="paragraph" draw:z-index="2" draw:name="Forma1_1" draw:style-name="gr8" draw:text-style-name="P1" svg:x1="0.222cm" svg:y1="15.263cm" svg:x2="11.647cm" svg:y2="15.353cm"><text:p text:style-name="P1">DIAGONAL A</text:p></draw:line><draw:line text:anchor-type="paragraph" draw:z-index="3" draw:name="Forma1_2" draw:style-name="gr7" draw:text-style-name="P1" svg:x1="0.968cm" svg:y1="7.609cm" svg:x2="7.131cm" svg:y2="11.874cm"><text:p/></draw:line><draw:line text:anchor-type="paragraph" draw:z-index="4" draw:name="Forma1_3" draw:style-name="gr7" draw:text-style-name="P1" svg:x1="1.498cm" svg:y1="6.302cm" svg:x2="10.12cm" svg:y2="12.061cm"><text:p/></draw:line><draw:line text:anchor-type="paragraph" draw:z-index="5" draw:name="Forma1_0" draw:style-name="gr7" draw:text-style-name="P1" svg:x1="1.498cm" svg:y1="10.007cm" svg:x2="4.516cm" svg:y2="12.062cm"><text:p/></draw:line><draw:line text:anchor-type="paragraph" draw:z-index="6" draw:name="Forma1_4" draw:style-name="gr7" draw:text-style-name="P1" svg:x1="1.372cm" svg:y1="4.434cm" svg:x2="12.797cm" svg:y2="12.061cm"><text:p/></draw:line><draw:line text:anchor-type="paragraph" draw:z-index="7" draw:name="Forma1_5" draw:style-name="gr6" draw:text-style-name="P1" svg:x1="0.22cm" svg:y1="15.889cm" svg:x2="11.645cm" svg:y2="15.979cm"><text:p text:style-name="P1">DIAGONAL B</text:p></draw:line><draw:line text:anchor-type="paragraph" draw:z-index="8" draw:name="Forma1_6" draw:style-name="gr5" draw:text-style-name="P1" svg:x1="3.053cm" svg:y1="2.224cm" svg:x2="14.478cm" svg:y2="9.851cm"><text:p/></draw:line><draw:line text:anchor-type="paragraph" draw:z-index="9" draw:name="Forma1_7" draw:style-name="gr5" draw:text-style-name="P1" svg:x1="6.851cm" svg:y1="2.595cm" svg:x2="15.847cm" svg:y2="8.913cm"><text:p/></draw:line><draw:line text:anchor-type="paragraph" draw:z-index="10" draw:name="Forma1_8" draw:style-name="gr5" draw:text-style-name="P1" svg:x1="8.906cm" svg:y1="2.224cm" svg:x2="15.598cm" svg:y2="6.547cm"><text:p/></draw:line><draw:line text:anchor-type="paragraph" draw:z-index="11" draw:name="Forma1_9" draw:style-name="gr5" draw:text-style-name="P1" svg:x1="8.906cm" svg:y1="2.224cm" svg:x2="15.598cm" svg:y2="6.547cm"><text:p/></draw:line><draw:line text:anchor-type="paragraph" draw:z-index="12" draw:name="Forma1_10" draw:style-name="gr5" draw:text-style-name="P1" svg:x1="8.906cm" svg:y1="2.224cm" svg:x2="15.598cm" svg:y2="6.547cm"><text:p/></draw:line><draw:line text:anchor-type="paragraph" draw:z-index="13" draw:name="Forma1_11" draw:style-name="gr5" draw:text-style-name="P1" svg:x1="12.143cm" svg:y1="2.785cm" svg:x2="15.847cm" svg:y2="5.057cm"><text:p/></draw:line><draw:line text:anchor-type="paragraph" draw:z-index="14" draw:name="Forma1_12" draw:style-name="gr4" draw:text-style-name="P1" svg:x1="0.189cm" svg:y1="16.605cm" svg:x2="11.614cm" svg:y2="16.695cm"><text:p text:style-name="P1">DIAGONAL C</text:p></draw:line><draw:line text:anchor-type="paragraph" draw:z-index="15" draw:name="Forma1_13" draw:style-name="gr3" draw:text-style-name="P1" svg:x1="0.127cm" svg:y1="17.447cm" svg:x2="11.552cm" svg:y2="17.537cm"><text:p text:style-name="P1">DIAGONAL D</text:p></draw:line><draw:line text:anchor-type="paragraph" draw:z-index="16" draw:name="Forma1_14" draw:style-name="gr2" draw:text-style-name="P1" svg:x1="15.131cm" svg:y1="9.851cm" svg:x2="12.236cm" svg:y2="12.402cm"><text:p/></draw:line><draw:line text:anchor-type="paragraph" draw:z-index="17" draw:name="Forma1_15" draw:style-name="gr2" draw:text-style-name="P1" svg:x1="15.131cm" svg:y1="7.516cm" svg:x2="9.465cm" svg:y2="12.342cm"><text:p/></draw:line><draw:line text:anchor-type="paragraph" draw:z-index="18" draw:name="Forma1_16" draw:style-name="gr2" draw:text-style-name="P1" svg:x1="14.725cm" svg:y1="6.302cm" svg:x2="6.913cm" svg:y2="12.061cm"><text:p/></draw:line><draw:line text:anchor-type="paragraph" draw:z-index="19" draw:name="Forma1_17" draw:style-name="gr2" draw:text-style-name="P1" svg:x1="14.321cm" svg:y1="4.65cm" svg:x2="4.516cm" svg:y2="11.686cm"><text:p/></draw:line><draw:line text:anchor-type="paragraph" draw:z-index="20" draw:name="Forma1_18" draw:style-name="gr2" draw:text-style-name="P1" svg:x1="14.322cm" svg:y1="3.126cm" svg:x2="1.685cm" svg:y2="11.875cm"><text:p/></draw:line><draw:line text:anchor-type="paragraph" draw:z-index="21" draw:name="Forma1_19" draw:style-name="gr1" draw:text-style-name="P1" svg:x1="11.738cm" svg:y1="2.815cm" svg:x2="1.372cm" svg:y2="10.382cm"><text:p/></draw:line><draw:line text:anchor-type="paragraph" draw:z-index="22" draw:name="Forma1_20" draw:style-name="gr1" draw:text-style-name="P1" svg:x1="9.682cm" svg:y1="2.595cm" svg:x2="1.372cm" svg:y2="8.391cm"><text:p/></draw:line><draw:line text:anchor-type="paragraph" draw:z-index="23" draw:name="Forma1_21" draw:style-name="gr1" draw:text-style-name="P1" svg:x1="7.784cm" svg:y1="2.224cm" svg:x2="1.372cm" svg:y2="6.461cm"><text:p/></draw:line><draw:line text:anchor-type="paragraph" draw:z-index="24" draw:name="Forma1_22" draw:style-name="gr1" draw:text-style-name="P1" svg:x1="5.076cm" svg:y1="2.066cm" svg:x2="1.372cm" svg:y2="4.655cm"><text:p/></draw:line><draw:frame draw:style-name="fr1" draw:name="Imagen1" text:anchor-type="char" svg:width="17.605cm" svg:height="14.559cm" draw:z-index="0"><draw:image xlink:href="Pictures/10000201000001380000010267948551A252DA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8:09:16.672721796</meta:creation-date>
    <dc:date>2021-03-22T21:12:58.673149726</dc:date>
    <meta:editing-duration>PT2H53M1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